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8" style:family="table-column">
      <style:table-column-properties fo:break-before="auto" style:column-width="1.8854in"/>
    </style:style>
    <style:style style:name="co9" style:family="table-column">
      <style:table-column-properties fo:break-before="auto" style:column-width="1.520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052in"/>
    </style:style>
    <style:style style:name="co12" style:family="table-column">
      <style:table-column-properties fo:break-before="auto" style:column-width="1.75in"/>
    </style:style>
    <style:style style:name="co13" style:family="table-column">
      <style:table-column-properties fo:break-before="auto" style:column-width="1.1146in"/>
    </style:style>
    <style:style style:name="co14" style:family="table-column">
      <style:table-column-properties fo:break-before="auto" style:column-width="1.3543in"/>
    </style:style>
    <style:style style:name="co4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0.9689in"/>
    </style:style>
    <style:style style:name="co17" style:family="table-column">
      <style:table-column-properties fo:break-before="auto" style:column-width="0.802in"/>
    </style:style>
    <style:style style:name="co18" style:family="table-column">
      <style:table-column-properties fo:break-before="auto" style:column-width="0.8752in"/>
    </style:style>
    <style:style style:name="co19" style:family="table-column">
      <style:table-column-properties fo:break-before="auto" style:column-width="0.7398in"/>
    </style:style>
    <style:style style:name="co20" style:family="table-column">
      <style:table-column-properties fo:break-before="auto" style:column-width="0.7291in"/>
    </style:style>
    <style:style style:name="co21" style:family="table-column">
      <style:table-column-properties fo:break-before="auto" style:column-width="0.7709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4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4" table:number-columns-repeated="1017" table:default-cell-style-name="ce5"/>
        <table:table-row table:style-name="ro1">
          <table:table-cell table:style-name="ce2" office:value-type="string" calcext:value-type="string">
            <text:p>Mise</text:p>
          </table:table-cell>
          <table:table-cell table:style-name="ce2" office:value-type="string" calcext:value-type="string">
            <text:p>Preneur</text:p>
          </table:table-cell>
          <table:table-cell table:style-name="ce2" office:value-type="string" calcext:value-type="string">
            <text:p>Partenaire</text:p>
          </table:table-cell>
          <table:table-cell table:style-name="ce2" office:value-type="string" calcext:value-type="string">
            <text:p>Roi</text:p>
          </table:table-cell>
          <table:table-cell table:style-name="ce2" office:value-type="string" calcext:value-type="string">
            <text:p>Opp1</text:p>
          </table:table-cell>
          <table:table-cell table:style-name="ce2" office:value-type="string" calcext:value-type="string">
            <text:p>Opp2</text:p>
          </table:table-cell>
          <table:table-cell table:style-name="ce2" office:value-type="string" calcext:value-type="string">
            <text:p>Opp3</text:p>
          </table:table-cell>
          <table:table-cell table:style-name="ce2" office:value-type="string" calcext:value-type="string">
            <text:p>Opp4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xcuse</text:p>
          </table:table-cell>
          <table:table-cell table:style-name="ce2" office:value-type="string" calcext:value-type="string">
            <text:p>Résultat</text:p>
          </table:table-cell>
          <table:table-cell table:style-name="ce2" office:value-type="string" calcext:value-type="string">
            <text:p>PTB</text:p>
          </table:table-cell>
          <table:table-cell table:style-name="ce2" office:value-type="string" calcext:value-type="string">
            <text:p>Poignée</text:p>
          </table:table-cell>
          <table:table-cell table:style-name="ce2" office:value-type="string" calcext:value-type="string">
            <text:p>SA</text:p>
          </table:table-cell>
          <table:table-cell table:style-name="ce2" office:value-type="string" calcext:value-type="string">
            <text:p>ST</text:p>
          </table:table-cell>
          <table:table-cell table:style-name="ce2" office:value-type="string" calcext:value-type="string">
            <text:p>Chele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9.5" calcext:value-type="float">
            <text:p>-2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3" calcext:value-type="float">
            <text:p>-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7.5" calcext:value-type="float">
            <text:p>-27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7.5" calcext:value-type="float">
            <text:p>-17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1.5" calcext:value-type="float">
            <text:p>3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style-name="ce2"/>
          <table:table-cell table:number-columns-repeated="1006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42" calcext:value-type="float">
            <text:p>-4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6.5" calcext:value-type="float">
            <text:p>-2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Félix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3.5" calcext:value-type="float">
            <text:p>-3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œ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 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.5" calcext:value-type="float">
            <text:p>2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7.5" calcext:value-type="float">
            <text:p>-17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2.5" calcext:value-type="float">
            <text:p>22.5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.5" calcext:value-type="float">
            <text:p>-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5.5" calcext:value-type="float">
            <text:p>-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.5" calcext:value-type="float">
            <text:p>-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.5" calcext:value-type="float">
            <text:p>3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2.5" calcext:value-type="float">
            <text:p>-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8" calcext:value-type="float">
            <text:p>-3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4.5" calcext:value-type="float">
            <text:p>-14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4" calcext:value-type="float">
            <text:p>-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2.5" calcext:value-type="float">
            <text:p>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.5" calcext:value-type="float">
            <text:p>1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.5" calcext:value-type="float">
            <text:p>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.5" calcext:value-type="float">
            <text:p>1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8.5" calcext:value-type="float">
            <text:p>-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6.5" calcext:value-type="float">
            <text:p>-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.5" calcext:value-type="float">
            <text:p>-9.5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 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4.5" calcext:value-type="float">
            <text:p>-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1.5" calcext:value-type="float">
            <text:p>-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Helois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table:style-name="Default"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5.5" calcext:value-type="float">
            <text:p>-15.5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32.5" calcext:value-type="float">
            <text:p>-3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7.5" calcext:value-type="float">
            <text:p>2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5.5" calcext:value-type="float">
            <text:p>-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0.5" calcext:value-type="float">
            <text:p>-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9" calcext:value-type="float">
            <text:p>-1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0.5" calcext:value-type="float">
            <text:p>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7" calcext:value-type="float">
            <text:p>-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.5" calcext:value-type="float">
            <text:p>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1" calcext:value-type="float">
            <text:p>-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.5" calcext:value-type="float">
            <text:p>24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.5" calcext:value-type="float">
            <text:p>-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8.5" calcext:value-type="float">
            <text:p>3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7.5" calcext:value-type="float">
            <text:p>-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" calcext:value-type="float">
            <text:p>17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3.5" calcext:value-type="float">
            <text:p>-13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5.5" calcext:value-type="float">
            <text:p>-5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Pouss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30.5" calcext:value-type="float">
            <text:p>-3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2.5" calcext:value-type="float">
            <text:p>-1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ntoine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0.5" calcext:value-type="float">
            <text:p>-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Anthelm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nthelm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Enzo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-18.5" calcext:value-type="float">
            <text:p>-18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San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" calcext:value-type="float">
            <text:p>-1.5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6.5" calcext:value-type="float">
            <text:p>26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 Contre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iqu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Killian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1.5" calcext:value-type="float">
            <text:p>-11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Clémen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Trèfle</text:p>
          </table:table-cell>
          <table:table-cell office:value-type="string" calcext:value-type="string">
            <text:p>Alexis</text:p>
          </table:table-cell>
          <table:table-cell office:value-type="string" calcext:value-type="string">
            <text:p>Théophile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.5" calcext:value-type="float">
            <text:p>42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arde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oeur</text:p>
          </table:table-cell>
          <table:table-cell office:value-type="string" calcext:value-type="string">
            <text:p>Tomm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Rémi</text:p>
          </table:table-cell>
          <table:table-cell office:value-type="string" calcext:value-type="string">
            <text:p>Killia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-20.5" calcext:value-type="float">
            <text:p>-20.5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.5" calcext:value-type="float">
            <text:p>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.5" calcext:value-type="float">
            <text:p>-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0.5" calcext:value-type="float">
            <text:p>-0.5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7.5" calcext:value-type="float">
            <text:p>27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2" calcext:value-type="float">
            <text:p>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.5" calcext:value-type="float">
            <text:p>24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12" calcext:value-type="float">
            <text:p>-12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-8" calcext:value-type="float">
            <text:p>-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4" calcext:value-type="float">
            <text:p>-4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7" calcext:value-type="float">
            <text:p>17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9" calcext:value-type="float">
            <text:p>-9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style-name="Default" office:value-type="string" calcext:value-type="string">
            <text:p>O</text:p>
          </table:table-cell>
          <table:table-cell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héophil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lément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.5" calcext:value-type="float">
            <text:p>2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Pouss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10.5" calcext:value-type="float">
            <text:p>-10.5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string" calcext:value-type="string">
            <text:p>SP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Contr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8.5" calcext:value-type="float">
            <text:p>-8.5</text:p>
          </table:table-cell>
          <table:table-cell table:style-name="Default" office:value-type="string" calcext:value-type="string">
            <text:p>P</text:p>
          </table:table-cell>
          <table:table-cell table:number-columns-repeated="4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6" calcext:value-type="float">
            <text:p>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8" calcext:value-type="float">
            <text:p>28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15.5" calcext:value-type="float">
            <text:p>15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6.5" calcext:value-type="float">
            <text:p>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8.5" calcext:value-type="float">
            <text:p>18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oine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1.5" calcext:value-type="float">
            <text:p>11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16.5" calcext:value-type="float">
            <text:p>-16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Tomm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.5" calcext:value-type="float">
            <text:p>2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Enzo</text:p>
          </table:table-cell>
          <table:table-cell table:style-name="Default" office:value-type="string" calcext:value-type="string">
            <text:p>Carreau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.5" calcext:value-type="float">
            <text:p>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7.5" calcext:value-type="float">
            <text:p>27.5</text:p>
          </table:table-cell>
          <table:table-cell table:style-name="Default" office:value-type="string" calcext:value-type="string">
            <text:p>G</text:p>
          </table:table-cell>
          <table:table-cell table:style-name="Default" office:value-type="string" calcext:value-type="string">
            <text:p>DG</text:p>
          </table:table-cell>
          <table:table-cell table:number-columns-repeated="3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13.5" calcext:value-type="float">
            <text:p>13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float" office:value="23" calcext:value-type="float">
            <text:p>23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Alexi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X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9.5" calcext:value-type="float">
            <text:p>2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Pique</text:p>
          </table:table-cell>
          <table:table-cell table:style-name="Default" office:value-type="string" calcext:value-type="string">
            <text:p>Carolin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X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table:style-name="Default" office:value-type="float" office:value="-26" calcext:value-type="float">
            <text:p>-2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Coeur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.5" calcext:value-type="float">
            <text:p>9.5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>
          <table:table-cell table:style-name="Default" office:value-type="string" calcext:value-type="string">
            <text:p>Garde Sans</text:p>
          </table:table-cell>
          <table:table-cell table:style-name="Default" office:value-type="string" calcext:value-type="string">
            <text:p>Tom</text:p>
          </table:table-cell>
          <table:table-cell table:style-name="Default" office:value-type="string" calcext:value-type="string">
            <text:p>Anthelme</text:p>
          </table:table-cell>
          <table:table-cell table:style-name="Default" office:value-type="string" calcext:value-type="string">
            <text:p>Trèfle</text:p>
          </table:table-cell>
          <table:table-cell table:style-name="Default" office:value-type="string" calcext:value-type="string">
            <text:p>Nicolas</text:p>
          </table:table-cell>
          <table:table-cell table:style-name="Default" office:value-type="string" calcext:value-type="string">
            <text:p>Killian</text:p>
          </table:table-cell>
          <table:table-cell table:style-name="Default" office:value-type="string" calcext:value-type="string">
            <text:p>Rémi</text:p>
          </table:table-cell>
          <table:table-cell table:style-name="Default" office:value-type="string" calcext:value-type="string">
            <text:p>X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style-name="Default" office:value-type="float" office:value="-6" calcext:value-type="float">
            <text:p>-6</text:p>
          </table:table-cell>
          <table:table-cell table:number-columns-repeated="5" table:style-name="Default" office:value-type="string" calcext:value-type="string">
            <text:p>X</text:p>
          </table:table-cell>
          <table:table-cell table:number-columns-repeated="1007"/>
        </table:table-row>
        <table:table-row table:style-name="ro1" table:number-rows-repeated="10480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4" table:number-columns-repeated="1017" table:default-cell-style-name="ce5"/>
        <table:table-row table:style-name="ro1">
          <table:table-cell office:value-type="string" calcext:value-type="string">
            <text:p>TOUT EST EN POV PRENEUR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PTB (petit au bout)</text:p>
          </table:table-cell>
          <table:table-cell office:value-type="string" calcext:value-type="string">
            <text:p>Poignée</text:p>
          </table:table-cell>
          <table:table-cell office:value-type="string" calcext:value-type="string">
            <text:p>SA (sans atouts)</text:p>
          </table:table-cell>
          <table:table-cell office:value-type="string" calcext:value-type="string">
            <text:p>ST (sans têtes)</text:p>
          </table:table-cell>
          <table:table-cell office:value-type="string" calcext:value-type="string">
            <text:p>Chelem</text:p>
          </table:table-cell>
          <table:table-cell office:value-type="string" calcext:value-type="string">
            <text:p>Opp4</text:p>
          </table:table-cell>
          <table:table-cell office:value-type="string" calcext:value-type="string">
            <text:p>Partenai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 (gagné)</text:p>
          </table:table-cell>
          <table:table-cell office:value-type="string" calcext:value-type="string">
            <text:p>SG (simple gagné)</text:p>
          </table:table-cell>
          <table:table-cell table:number-columns-repeated="2" office:value-type="string" calcext:value-type="string">
            <text:p>P (preneur)</text:p>
          </table:table-cell>
          <table:table-cell office:value-type="string" calcext:value-type="string">
            <text:p>GA (gagné annoncé)</text:p>
          </table:table-cell>
          <table:table-cell office:value-type="string" calcext:value-type="string">
            <text:p>Nom (si 1v4)</text:p>
          </table:table-cell>
          <table:table-cell office:value-type="string" calcext:value-type="string">
            <text:p>Nom (cas classique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 (perdu)</text:p>
          </table:table-cell>
          <table:table-cell office:value-type="string" calcext:value-type="string">
            <text:p>SP (simple perdu)</text:p>
          </table:table-cell>
          <table:table-cell table:number-columns-repeated="2" office:value-type="string" calcext:value-type="string">
            <text:p>O (opposition)</text:p>
          </table:table-cell>
          <table:table-cell office:value-type="string" calcext:value-type="string">
            <text:p>G (gagné sans annonce)</text:p>
          </table:table-cell>
          <table:table-cell office:value-type="string" calcext:value-type="string">
            <text:p>X (cas classique)</text:p>
          </table:table-cell>
          <table:table-cell office:value-type="string" calcext:value-type="string">
            <text:p>X (si 1v4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 (pas de PTB)</text:p>
          </table:table-cell>
          <table:table-cell office:value-type="string" calcext:value-type="string">
            <text:p>DG (double gagné)</text:p>
          </table:table-cell>
          <table:table-cell office:value-type="string" calcext:value-type="string">
            <text:p>X (pas de SA)</text:p>
          </table:table-cell>
          <table:table-cell office:value-type="string" calcext:value-type="string">
            <text:p>X (pas de ST)</text:p>
          </table:table-cell>
          <table:table-cell office:value-type="string" calcext:value-type="string">
            <text:p>P (perdu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DP (double perdu)</text:p>
          </table:table-cell>
          <table:table-cell table:number-columns-repeated="2"/>
          <table:table-cell office:value-type="string" calcext:value-type="string">
            <text:p>X (pas de Chelem)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G (triple gagné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TP (triple perdu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X (pas de poignée)</text:p>
          </table:table-cell>
          <table:table-cell table:number-columns-repeated="1022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2">00/00/0000</text:date>, <text:time style:data-style-name="N2" text:time-value="15:17:04.7568554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illian FORMICA</meta:initial-creator>
    <meta:creation-date>2023-04-21T08:09:14Z</meta:creation-date>
    <dc:date>2023-07-12T15:17:10.691948400</dc:date>
    <meta:editing-duration>PT4H8M39S</meta:editing-duration>
    <meta:editing-cycles>54</meta:editing-cycles>
    <meta:document-statistic meta:table-count="2" meta:cell-count="9654" meta:object-count="0"/>
    <meta:user-defined meta:name="MSIP_Label_cf8c7287-838c-46dd-b281-b1140229e67a_ActionId">f39907d2-c393-4778-b94b-68c7072372b5</meta:user-defined>
    <meta:user-defined meta:name="MSIP_Label_cf8c7287-838c-46dd-b281-b1140229e67a_ContentBits">0</meta:user-defined>
    <meta:user-defined meta:name="MSIP_Label_cf8c7287-838c-46dd-b281-b1140229e67a_Enabled">true</meta:user-defined>
    <meta:user-defined meta:name="MSIP_Label_cf8c7287-838c-46dd-b281-b1140229e67a_Method">Privileged</meta:user-defined>
    <meta:user-defined meta:name="MSIP_Label_cf8c7287-838c-46dd-b281-b1140229e67a_Name" meta:value-type="string">cf8c7287-838c-46dd-b281-b1140229e67a</meta:user-defined>
    <meta:user-defined meta:name="MSIP_Label_cf8c7287-838c-46dd-b281-b1140229e67a_SetDate" meta:value-type="string">2023-04-21T12:57:47Z</meta:user-defined>
    <meta:user-defined meta:name="MSIP_Label_cf8c7287-838c-46dd-b281-b1140229e67a_SiteId" meta:value-type="string">75e027c9-20d5-47d5-b82f-77d7cd041e8f</meta:user-defined>
  </office:meta>
</office:document-meta>
</file>